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969cm" fo:margin-left="-0.208cm" fo:margin-right="0.025cm" table:align="margins" style:writing-mode="lr-tb"/>
    </style:style>
    <style:style style:name="Tabla3.A" style:family="table-column">
      <style:table-column-properties style:column-width="17.96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8.015cm" fo:margin-left="-0.208cm" fo:margin-right="-0.021cm" table:align="margins" style:writing-mode="lr-tb"/>
    </style:style>
    <style:style style:name="Tabla4.A" style:family="table-column">
      <style:table-column-properties style:column-width="18.015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6" style:family="paragraph" style:parent-style-name="Standard">
      <style:paragraph-properties fo:margin-left="0.635cm" fo:margin-right="0cm" fo:text-indent="0cm" style:auto-text-indent="false"/>
      <style:text-properties fo:language="es" fo:country="ES" fo:background-color="transparent"/>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0"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1"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2" style:family="paragraph" style:parent-style-name="Lista_20_vistosa_20_-_20_Énfasis_20_1">
      <style:paragraph-properties fo:margin-left="0.635cm" fo:margin-right="0cm" fo:text-indent="0cm" style:auto-text-indent="false"/>
      <style:text-properties fo:background-color="transparent"/>
    </style:style>
    <style:style style:name="P33"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4"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5"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7" style:family="paragraph" style:parent-style-name="Text_20_body">
      <style:paragraph-properties fo:text-align="end" style:justify-single-word="false"/>
      <style:text-properties fo:color="#000000" fo:font-size="10pt" fo:font-weight="bold"/>
    </style:style>
    <style:style style:name="P38"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9" style:family="paragraph" style:parent-style-name="WW-Predeterminado">
      <style:paragraph-properties fo:line-height="110%"/>
      <style:text-properties fo:font-size="9pt" fo:language="en" fo:country="US" style:font-size-asian="9pt" style:font-size-complex="9pt"/>
    </style:style>
    <style:style style:name="P40"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1" style:family="paragraph" style:parent-style-name="WW-Predeterminado">
      <style:paragraph-properties fo:line-height="110%"/>
      <style:text-properties style:font-name="Courier New" style:font-name-complex="Courier New"/>
    </style:style>
    <style:style style:name="P42"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3"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4"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5" style:family="paragraph" style:parent-style-name="Heading">
      <style:text-properties fo:background-color="transparent"/>
    </style:style>
    <style:style style:name="P46" style:family="paragraph" style:parent-style-name="ParrafoNegro">
      <style:text-properties fo:background-color="transparent"/>
    </style:style>
    <style:style style:name="P47"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48" style:family="paragraph" style:parent-style-name="Heading" style:list-style-name="WW8Num8">
      <style:text-properties fo:language="es" fo:country="ES"/>
    </style:style>
    <style:style style:name="P49"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50" style:family="paragraph" style:parent-style-name="Table">
      <style:paragraph-properties>
        <style:tab-stops/>
      </style:paragraph-properties>
    </style:style>
    <style:style style:name="P51" style:family="paragraph" style:parent-style-name="Table">
      <style:paragraph-properties>
        <style:tab-stops/>
      </style:paragraph-properties>
      <style:text-properties fo:background-color="transparent"/>
    </style:style>
    <style:style style:name="P52" style:family="paragraph" style:parent-style-name="Párrafo_20_de_20_lista" style:list-style-name="WW8Num8"/>
    <style:style style:name="P53" style:family="paragraph" style:parent-style-name="Párrafo_20_de_20_lista" style:list-style-name="WW8Num8">
      <style:paragraph-properties fo:margin-top="0.212cm" fo:margin-bottom="0cm" loext:contextual-spacing="false"/>
    </style:style>
    <style:style style:name="P54"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55"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56" style:family="paragraph" style:parent-style-name="Párrafo_20_de_20_lista" style:list-style-name="WW8Num8">
      <style:paragraph-properties fo:margin-top="0.212cm" fo:margin-bottom="0cm" loext:contextual-spacing="false"/>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style:font-name="Liberation serif1" fo:font-size="11pt" fo:language="es" fo:country="ES"/>
    </style:style>
    <style:style style:name="T22" style:family="text">
      <style:text-properties style:font-name="Liberation serif1" fo:font-size="11pt" fo:language="es" fo:country="ES" fo:background-color="transparent" loext:char-shading-value="0"/>
    </style:style>
    <style:style style:name="T23" style:family="text">
      <style:text-properties fo:color="#111111" fo:background-color="transparent" loext:char-shading-value="0"/>
    </style:style>
    <style:style style:name="T24" style:family="text">
      <style:text-properties fo:font-size="11pt" fo:language="es" fo:country="ES" fo:background-color="transparent" loext:char-shading-value="0" style:font-size-asian="11pt" style:font-size-complex="11pt"/>
    </style:style>
    <style:style style:name="T25" style:family="text">
      <style:text-properties fo:background-color="transparent" loext:char-shading-value="0"/>
    </style:style>
    <style:style style:name="T26" style:family="text">
      <style:text-properties fo:background-color="transparent" loext:char-shading-value="0" style:font-name-asian="+mn-ea"/>
    </style:style>
    <style:style style:name="T27" style:family="text">
      <style:text-properties fo:background-color="transparent" loext:char-shading-value="0" style:font-size-complex="10pt"/>
    </style:style>
    <style:style style:name="T28" style:family="text">
      <style:text-properties style:use-window-font-color="true" fo:background-color="transparent" loext:char-shading-value="0"/>
    </style:style>
    <style:style style:name="T29" style:family="text">
      <style:text-properties officeooo:rsid="001dd353"/>
    </style:style>
    <style:style style:name="T30"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span text:style-name="T29">David Gómez Hernández</text:span></text:p>
            <text:p text:style-name="P4">Grupo de prácticas y profesor de prácticas: <text:span text:style-name="T29">C3 María Isabel</text:span></text:p>
            <text:p text:style-name="P5">Fecha de entrega: </text:p>
            <text:p text:style-name="P5">Fecha evaluación en clase: </text:p>
          </table:table-cell>
        </table:table-row>
      </table:table>
      <text:p text:style-name="P22"><text:s/></text:p>
      <text:p text:style-name="P23"><text:span text:style-name="Fuente_20_de_20_párrafo_20_predeter."><text:span text:style-name="T20">Antes de comenzar a realizar el trabajo de este cuaderno consultar el fichero con los normas de prácticas que se encuentra en SWAD</text:span></text:span></text:p>
      <text:list xml:id="list3822744249" text:style-name="WW8Num8">
        <text:list-header>
          <text:p text:style-name="P48"><text:span text:style-name="Fuente_20_de_20_párrafo_20_predeter."><text:span text:style-name="T23">Ejercicios basados en los ejemplos del seminario práctico</text:span></text:span></text:p>
        </text:list-header>
        <text:list-item>
          <text:p text:style-name="P47"><text:span text:style-name="T10">Usar la directiva </text:span><text:span text:style-name="codigo"><text:span text:style-name="T26">parallel</text:span></text:span><text:span text:style-name="T10"> combinada con directivas de trabajo compartido en los ejemplos </text:span><text:span text:style-name="codigo"><text:span text:style-name="T25">bucle-for.c </text:span></text:span><text:span text:style-name="T10">y </text:span><text:span text:style-name="codigo"><text:span text:style-name="T25">sections.c</text:span></text:span><text:span text:style-name="T10"> del seminario. Incorporar el código fuente resultante al cuaderno de prácticas.</text:span></text:p>
        </text:list-item>
      </text:list>
      <text:p text:style-name="P29"/>
      <text:p text:style-name="P31"><text:span text:style-name="PalabraNegro"><text:span text:style-name="T4">RESPUESTA</text:span></text:span><text:span text:style-name="PalabraNegro"><text:span text:style-name="T10">: </text:span></text:span><text:span text:style-name="PalabraNegro"><text:span text:style-name="T24">Captura que muestre el </text:span></text:span><text:span text:style-name="Palabra"><text:span text:style-name="T10">código fuente</text:span></text:span><text:span text:style-name="T10"> </text:span><text:span text:style-name="codigo"><text:span text:style-name="T25">bucle-forModificado.c</text:span></text:span></text:p>
      <table:table table:name="Tabla2" table:style-name="Tabla2">
        <table:table-column table:style-name="Tabla2.A"/>
        <table:table-row table:style-name="Tabla2.1">
          <table:table-cell table:style-name="Tabla2.A1" office:value-type="string">
            <text:p text:style-name="P41"><text:span text:style-name="codigo"><text:span text:style-name="T27"/></text:span></text:p>
          </table:table-cell>
        </table:table-row>
      </table:table>
      <text:p text:style-name="P25"/>
      <text:p text:style-name="P24"><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25">sectionsModificado.c</text:span></text:span></text:p>
      <table:table table:name="Tabla3" table:style-name="Tabla3">
        <table:table-column table:style-name="Tabla3.A"/>
        <table:table-row table:style-name="Tabla3.1">
          <table:table-cell table:style-name="Tabla3.A1" office:value-type="string">
            <text:p text:style-name="P41"><text:span text:style-name="codigo"><text:span text:style-name="T15"/></text:span></text:p>
          </table:table-cell>
        </table:table-row>
      </table:table>
      <text:p text:style-name="P29"/>
      <text:list xml:id="list105161860783678" text:continue-numbering="true" text:style-name="WW8Num8">
        <text:list-item>
          <text:p text:style-name="P47"><text:span text:style-name="T10">Imprimir los resultados del programa </text:span><text:span text:style-name="codigo"><text:span text:style-name="T25">single.c</text:span></text:span><text:span text:style-name="T10"> usando una directiva </text:span><text:span text:style-name="codigo"><text:span text:style-name="T26">single</text:span></text:span><text:span text:style-name="T10"> dentro de la construcción </text:span><text:span text:style-name="codigo"><text:span text:style-name="T26">parallel</text:span></text:span><text:span text:style-name="codigo"><text:span text:style-name="T17"> </text:span></text:span><text:span text:style-name="T25">en lugar de imprimirlos</text:span><text:span text:style-name="codigo"><text:span text:style-name="T17"> </text:span></text:span><text:span text:style-name="T25">fuera de la región</text:span><text:span text:style-name="codigo"><text:span text:style-name="T18"> </text:span></text:span><text:span text:style-name="codigo"><text:span text:style-name="T26">parallel</text:span></text:span><text:span text:style-name="T10">. Añadir lo necesario, dentro de la nueva directiva </text:span><text:span text:style-name="codigo"><text:span text:style-name="T25">single</text:span></text:span><text:span text:style-name="T10"> incorporada, para que se imprima el identificador del thread que ejecuta el bloque estructurado de la directiva </text:span><text:span text:style-name="codigo"><text:span text:style-name="T25">single</text:span></text:span><text:span text:style-name="T10">. Incorpore en su cuaderno de trabajo el código fuente y volcados de pantalla con los resultados de ejecución obtenidos.</text:span></text:p>
        </text:list-item>
      </text:list>
      <text:p text:style-name="P27"><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25">Modificado.c</text:span></text:span></text:p>
      <table:table table:name="Tabla4" table:style-name="Tabla4">
        <table:table-column table:style-name="Tabla4.A"/>
        <table:table-row table:style-name="Tabla4.1">
          <table:table-cell table:style-name="Tabla4.A1" office:value-type="string">
            <text:p text:style-name="P41"><text:span text:style-name="codigo"><text:span text:style-name="T27"/></text:span></text:p>
          </table:table-cell>
        </table:table-row>
      </table:table>
      <text:p text:style-name="P46">CAPTURAS DE PANTALLA:</text:p>
      <text:p text:style-name="P18"/>
      <text:p text:style-name="P18"/>
      <text:p text:style-name="P13"><text:span text:style-name="codigo"><text:span text:style-name="T25"/></text:span></text:p>
      <text:p text:style-name="P18"/>
      <text:list xml:id="list105160621499598" text:continue-numbering="true" text:style-name="WW8Num8">
        <text:list-item>
          <text:p text:style-name="P47"><text:span text:style-name="T10">Imprimir los resultados del programa </text:span><text:span text:style-name="codigo"><text:span text:style-name="T25">single.c</text:span></text:span><text:span text:style-name="T10"> usando una directiva </text:span><text:span text:style-name="codigo"><text:span text:style-name="T26">master</text:span></text:span><text:span text:style-name="T10"> dentro de la construcción </text:span><text:span text:style-name="codigo"><text:span text:style-name="T26">parallel</text:span></text:span><text:span text:style-name="codigo"><text:span text:style-name="T17"> en lugar de imprimirlos fuera de la región</text:span></text:span><text:span text:style-name="codigo"><text:span text:style-name="T26"> parallel</text:span></text:span><text:span text:style-name="T10">. Añadir lo necesario, dentro de la nueva directiva </text:span><text:span text:style-name="codigo"><text:span text:style-name="T25">master</text:span></text:span><text:span text:style-name="T10"> incorporada, para que se imprima el identificador del thread que ejecuta el bloque estructurado de la directiva </text:span><text:span text:style-name="codigo"><text:span text:style-name="T25">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27"><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27">Modificado2</text:span></text:span><text:span text:style-name="codigo"><text:span text:style-name="T25">.c</text:span></text:span></text:p>
      <text:p text:style-name="P26"/>
      <table:table table:name="Tabla5" table:style-name="Tabla5">
        <table:table-column table:style-name="Tabla5.A"/>
        <text:soft-page-break/>
        <table:table-row table:style-name="Tabla5.1">
          <table:table-cell table:style-name="Tabla5.A1" office:value-type="string">
            <text:p text:style-name="P41"><text:span text:style-name="codigo"><text:span text:style-name="T15"/></text:span></text:p>
          </table:table-cell>
        </table:table-row>
      </table:table>
      <text:p text:style-name="P46">CAPTURAS DE PANTALLA:</text:p>
      <text:p text:style-name="P29"/>
      <text:p text:style-name="P29"/>
      <text:p text:style-name="P46">RESPUESTA A LA PREGUNTA:</text:p>
      <text:p text:style-name="P29"/>
      <text:list xml:id="list105160875564300" text:continue-numbering="true" text:style-name="WW8Num8">
        <text:list-item>
          <text:p text:style-name="P52"><text:span text:style-name="T10">¿Por qué si se elimina directiva </text:span><text:span text:style-name="codigo"><text:span text:style-name="T26">barrier</text:span></text:span><text:span text:style-name="T10"> en el ejemplo </text:span><text:span text:style-name="codigo"><text:span text:style-name="T25">master.c</text:span></text:span><text:span text:style-name="T10"> la suma que se calcula e imprime no siempre es correcta? Responda razonadamente.</text:span></text:p>
        </text:list-item>
      </text:list>
      <text:p text:style-name="P46"><text:span text:style-name="T2">RESPUESTA</text:span>:</text:p>
      <text:h text:style-name="P49" text:outline-level="3" text:is-list-header="true"/>
      <text:p text:style-name="P45"><text:s text:c="6"/>Resto de ejercicios</text:p>
      <text:list xml:id="list105159860264791" text:continue-numbering="true" text:style-name="WW8Num8">
        <text:list-item>
          <text:p text:style-name="P53"><text:span text:style-name="T10">El programa secuencial C del Listado 1 calcula la suma de dos vectores (v3 = v1 + v2; <text:s/>v3(i) = v1(i) + v2(i), <text:s/>i=0,…N-1). Generar el ejecutable del programa del </text:span><text:span text:style-name="T22">Listado 1</text:span><text:span text:style-name="T10"> para </text:span><text:span text:style-name="T4">vectores globales</text:span><text:span text:style-name="T10">. Usar </text:span><text:span text:style-name="codigo"><text:span text:style-name="T25">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46">CAPTURAS DE PANTALLA:</text:p>
      <text:p text:style-name="P30"/>
      <text:list xml:id="list105161613047718" text:continue-numbering="true" text:style-name="WW8Num8">
        <text:list-item>
          <text:p text:style-name="P53"><text:span text:style-name="T10">Generar el código ensamblador a partir del programa secuencial C del </text:span><text:span text:style-name="T22">Listado 1</text:span><text:span text:style-name="T10"> para </text:span><text:span text:style-name="T4">vectores globales</text:span><text:span text:style-name="T10"> (para generar el código ensamblador tiene que compilar usando </text:span><text:span text:style-name="codigo"><text:span text:style-name="T25">-S</text:span></text:span><text:span text:style-name="T10"> en lugar de </text:span><text:span text:style-name="codigo"><text:span text:style-name="T25">-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5">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54"><text:span text:style-name="T16"><text:tab/>CAPTURAS DE PANTALLA</text:span><text:span text:style-name="T3"> </text:span><text:span text:style-name="T19">(que muestren la generación del código ensamblador y del código ejecutable, y la obtención de los tiempos de ejecución):</text:span></text:p>
        </text:list-item>
      </text:list>
      <text:p text:style-name="P28"/>
      <text:p text:style-name="P46">RESPUESTA: <text:span text:style-name="T19">cálculo de los MIPS y los MFLOPS</text:span></text:p>
      <text:p text:style-name="P46"><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0"><text:span text:style-name="codigo"><text:span text:style-name="T25"/></text:span></text:p>
            <text:p text:style-name="P39"><text:span text:style-name="codigo"><text:span text:style-name="T25"/></text:span></text:p>
            <text:p text:style-name="P42"><text:s/></text:p>
          </table:table-cell>
        </table:table-row>
      </table:table>
      <text:p text:style-name="P30"/>
      <text:list xml:id="list105161706153690" text:continue-numbering="true" text:style-name="WW8Num8">
        <text:list-item>
          <text:p text:style-name="P53"><text:span text:style-name="T10">Implementar un programa en C con OpenMP, a partir del código del </text:span><text:span text:style-name="T22">Listado 1</text:span><text:span text:style-name="T10">, que calcule en paralelo la suma de dos vectores (v3 = v1 + v2; <text:s/>v3(i)=v1(i)+v2(i), <text:s/>i=0,…N-1) usando las directivas </text:span><text:span text:style-name="codigo"><text:span text:style-name="T25">parallel</text:span></text:span><text:span text:style-name="T10"> y </text:span><text:span text:style-name="codigo"><text:span text:style-name="T25">for</text:span></text:span><text:span text:style-name="T10">. Se debe paralelizar también las tareas asociadas a la inicialización de los vectores. Como en el código del </text:span><text:span text:style-name="T22">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5">omp_get_wtime()</text:span></text:span><text:span text:style-name="T5">, </text:span><text:span text:style-name="T10">que proporciona el estándar OpenMP, en lugar de </text:span><text:span text:style-name="codigo"><text:span text:style-name="T25">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ext:span><text:soft-page-break/><text:span text:style-name="T14">tores y, al menos, el primer y último componente de v1, v2 y v3 (esto último evita que las optimizaciones del compilador eliminen el código de la suma).</text:span></text:p>
        </text:list-item>
      </text:list>
      <text:p text:style-name="P29"><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1"><text:span text:style-name="codigo"><text:span text:style-name="T27"/></text:span></text:p>
          </table:table-cell>
        </table:table-row>
      </table:table>
      <text:p text:style-name="P30"/>
      <text:p text:style-name="P46">(RECUERDE ADJUNTAR CÓDIGO FUENTE AL .ZIP)</text:p>
      <text:p text:style-name="P46">CAPTURAS DE PANTALLA (compilación y ejecución para N=8 y N=11):</text:p>
      <text:p text:style-name="P28"/>
      <text:p text:style-name="P30"/>
      <text:list xml:id="list105159918761847" text:continue-numbering="true" text:style-name="WW8Num8">
        <text:list-item>
          <text:p text:style-name="P53"><text:span text:style-name="T10">Implementar un programa en C con OpenMP, a partir del código del </text:span><text:span text:style-name="T22">Listado 1</text:span><text:span text:style-name="T10">, que calcule en paralelo la suma de dos vectores usando las </text:span><text:span text:style-name="codigo"><text:span text:style-name="T25">parallel</text:span></text:span><text:span text:style-name="T10"> y </text:span><text:span text:style-name="codigo"><text:span text:style-name="T25">sections/section</text:span></text:span><text:span text:style-name="T10"> (se debe aprovechar el paralelismo de datos usando estas directivas en lugar de la directiva </text:span><text:span text:style-name="codigo"><text:span text:style-name="T25">for</text:span></text:span><text:span text:style-name="T10">); es decir, hay que repartir el trabajo (tareas) entre varios threads usando <text:s/></text:span><text:span text:style-name="codigo"><text:span text:style-name="T25">sections/section.</text:span></text:span><text:span text:style-name="T10"> Se debe paralelizar también las tareas asociadas a la inicialización de los vectores. Para obtener este tiempo usar la función </text:span><text:span text:style-name="codigo"><text:span text:style-name="T25">omp_get_wtime() </text:span></text:span><text:span text:style-name="T10">en lugar de </text:span><text:span text:style-name="codigo"><text:span text:style-name="T25">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9"><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1"><text:span text:style-name="codigo"><text:span text:style-name="T27"/></text:span></text:p>
          </table:table-cell>
        </table:table-row>
      </table:table>
      <text:p text:style-name="P30"/>
      <text:p text:style-name="P46">(RECUERDE ADJUNTAR CÓDIGO FUENTE AL .ZIP)</text:p>
      <text:p text:style-name="P46">CAPTURAS DE PANTALLA (compilación y ejecución para N=8 y N=11):</text:p>
      <text:p text:style-name="P28"/>
      <text:p text:style-name="P28"/>
      <text:list xml:id="list105161197164543" text:continue-numbering="true" text:style-name="WW8Num8">
        <text:list-item>
          <text:p text:style-name="P55">¿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6">RESPUESTA:</text:p>
      <text:p text:style-name="P28"/>
      <text:list xml:id="list105161594645205" text:continue-numbering="true" text:style-name="WW8Num8">
        <text:list-item>
          <text:p text:style-name="P56"><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1">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46"><text:span text:style-name="T2">RESPUESTA</text:span>:</text:p>
      <text:p text:style-name="P30"/>
      <text:p text:style-name="P19"><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2642205507" text:style-name="WW8Num7"><text:list-header><text:p text:style-name="P50"><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28">,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43"><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3">T. paralelo (versión </text:span><text:span text:style-name="codigo">for</text:span><text:span text:style-name="T13">)</text:span></text:p><text:p text:style-name="P33">¿?threads/cores</text:p></table:table-cell><table:table-cell table:style-name="Tabla10.A1" office:value-type="string"><text:p text:style-name="P10"><text:span text:style-name="T13">T. paralelo (versión </text:span><text:span text:style-name="codigo">sections)</text:span></text:p><text:p text:style-name="P33">¿?threads/cores</text:p></table:table-cell></table:table-row><table:table-row table:style-name="Tabla10.1"><table:table-cell table:style-name="Tabla10.A2" office:value-type="string"><text:p text:style-name="P38">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37">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list xml:id="list105161579973452" text:continue-list="list105161594645205" text:style-name="WW8Num8">
        <text:list-item>
          <text:p text:style-name="P53"><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25">time</text:span></text:span><text:span text:style-name="T10"> para el ejecutable del ejercicio 7 y <text:s/>para el programa secuencial del </text:span><text:span text:style-name="T22">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6"><text:span text:style-name="T2">RESPUESTA</text:span>:</text:p>
      <table:table table:name="Tabla11" table:style-name="Tabla11">
        <table:table-column table:style-name="Tabla11.A"/>
        <table:table-row table:style-name="Tabla11.1">
          <table:table-cell table:style-name="Tabla11.A1" office:value-type="string">
            <text:list xml:id="list105160806650529" text:continue-list="list2642205507" text:style-name="WW8Num7">
              <text:list-header>
                <text:p text:style-name="P51"><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4"><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4">Elapsed <text:s text:c="10"/>CPU-user <text:s text:c="8"/>CPU- sys</text:p></table:table-cell><table:table-cell table:style-name="Tabla12.A1" office:value-type="string"><text:p text:style-name="P10"><text:span text:style-name="T13">Tiempo paralelo/versión </text:span><text:span text:style-name="codigo">for</text:span></text:p><text:p text:style-name="P35">¿? Threads/cores</text:p><text:p text:style-name="P36">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20-03-03T10:51:59.616216165</dc:date>
    <meta:editing-cycles>56</meta:editing-cycles>
    <meta:editing-duration>PT14H10M36S</meta:editing-duration>
    <meta:generator>LibreOffice/6.0.7.3$Linux_X86_64 LibreOffice_project/00m0$Build-3</meta:generator>
    <meta:document-statistic meta:table-count="12" meta:image-count="0" meta:object-count="0" meta:page-count="4" meta:paragraph-count="91" meta:word-count="1492" meta:character-count="9387" meta:non-whitespace-character-count="7815"/>
    <meta:user-defined meta:name="Información 1"/>
    <meta:user-defined meta:name="Información 2"/>
    <meta:user-defined meta:name="Información 3"/>
    <meta:user-defined meta:name="Información 4"/>
  </office:meta>
</office:document-meta>
</file>